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3326982614908" calcext:value-type="float">
            <text:p>97,33</text:p>
          </table:table-cell>
          <table:table-cell table:style-name="ce3" table:formula="of:=([.F2]/12597)*100" office:value-type="float" office:value="2.66730173850917" calcext:value-type="float">
            <text:p>2,67</text:p>
          </table:table-cell>
          <table:table-cell office:value-type="float" office:value="7339" calcext:value-type="float">
            <text:p>7339</text:p>
          </table:table-cell>
          <table:table-cell table:style-name="ce4" table:formula="of:=[.E18]+[.H18]" office:value-type="float" office:value="12261" calcext:value-type="float">
            <text:p>12261</text:p>
          </table:table-cell>
          <table:table-cell table:formula="of:=12597-[.E2]" office:value-type="float" office:value="336" calcext:value-type="float">
            <text:p>336</text:p>
          </table:table-cell>
          <table:table-cell office:value-type="float" office:value="94.2766020298" calcext:value-type="float">
            <text:p>94,2766020298</text:p>
          </table:table-cell>
          <table:table-cell office:value-type="float" office:value="13.9927940369" calcext:value-type="float">
            <text:p>13,99279403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163.800879955" calcext:value-type="float">
            <text:p>163,800879955</text:p>
          </table:table-cell>
          <table:table-cell office:value-type="float" office:value="23.9028418064" calcext:value-type="float">
            <text:p>23,902841806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0627927284274" calcext:value-type="float">
            <text:p>97,06</text:p>
          </table:table-cell>
          <table:table-cell table:style-name="ce3" table:formula="of:=([.F4]/12597)*100" office:value-type="float" office:value="2.9372072715726" calcext:value-type="float">
            <text:p>2,94</text:p>
          </table:table-cell>
          <table:table-cell office:value-type="float" office:value="7130" calcext:value-type="float">
            <text:p>7130</text:p>
          </table:table-cell>
          <table:table-cell table:style-name="ce4" table:formula="of:=[.E20]+[.H20]" office:value-type="float" office:value="12227" calcext:value-type="float">
            <text:p>12227</text:p>
          </table:table-cell>
          <table:table-cell table:formula="of:=12597-[.E4]" office:value-type="float" office:value="370" calcext:value-type="float">
            <text:p>370</text:p>
          </table:table-cell>
          <table:table-cell office:value-type="float" office:value="121.804581165" calcext:value-type="float">
            <text:p>121,804581165</text:p>
          </table:table-cell>
          <table:table-cell office:value-type="float" office:value="11.0326468945" calcext:value-type="float">
            <text:p>11,03264689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867269984917" calcext:value-type="float">
            <text:p>97,59</text:p>
          </table:table-cell>
          <table:table-cell table:style-name="ce3" table:formula="of:=([.F5]/12597)*100" office:value-type="float" office:value="2.4132730015083" calcext:value-type="float">
            <text:p>2,41</text:p>
          </table:table-cell>
          <table:table-cell office:value-type="float" office:value="7190" calcext:value-type="float">
            <text:p>7190</text:p>
          </table:table-cell>
          <table:table-cell table:style-name="ce4" table:formula="of:=[.E21]+[.H21]" office:value-type="float" office:value="12293" calcext:value-type="float">
            <text:p>12293</text:p>
          </table:table-cell>
          <table:table-cell table:formula="of:=12597-[.E5]" office:value-type="float" office:value="304" calcext:value-type="float">
            <text:p>304</text:p>
          </table:table-cell>
          <table:table-cell office:value-type="float" office:value="257.91123414" calcext:value-type="float">
            <text:p>257,91123414</text:p>
          </table:table-cell>
          <table:table-cell office:value-type="float" office:value="13.7072508335" calcext:value-type="float">
            <text:p>13,707250833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278399618957" calcext:value-type="float">
            <text:p>96,93</text:p>
          </table:table-cell>
          <table:table-cell table:style-name="ce3" table:formula="of:=([.F6]/12597)*100" office:value-type="float" office:value="3.07216003810431" calcext:value-type="float">
            <text:p>3,0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210" calcext:value-type="float">
            <text:p>12210</text:p>
          </table:table-cell>
          <table:table-cell table:formula="of:=12597-[.E6]" office:value-type="float" office:value="387" calcext:value-type="float">
            <text:p>387</text:p>
          </table:table-cell>
          <table:table-cell office:value-type="float" office:value="210.610024929" calcext:value-type="float">
            <text:p>210,610024929</text:p>
          </table:table-cell>
          <table:table-cell office:value-type="float" office:value="23.9057838917" calcext:value-type="float">
            <text:p>23,905783891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691910772406" calcext:value-type="float">
            <text:p>97,27</text:p>
          </table:table-cell>
          <table:table-cell table:style-name="ce3" table:formula="of:=([.F7]/12597)*100" office:value-type="float" office:value="2.73080892275939" calcext:value-type="float">
            <text:p>2,73</text:p>
          </table:table-cell>
          <table:table-cell office:value-type="float" office:value="7337" calcext:value-type="float">
            <text:p>7337</text:p>
          </table:table-cell>
          <table:table-cell table:style-name="ce4" table:formula="of:=[.E23]+[.H23]" office:value-type="float" office:value="12253" calcext:value-type="float">
            <text:p>12253</text:p>
          </table:table-cell>
          <table:table-cell table:formula="of:=12597-[.E7]" office:value-type="float" office:value="344" calcext:value-type="float">
            <text:p>344</text:p>
          </table:table-cell>
          <table:table-cell office:value-type="float" office:value="99.8177878857" calcext:value-type="float">
            <text:p>99,8177878857</text:p>
          </table:table-cell>
          <table:table-cell office:value-type="float" office:value="13.9896218777" calcext:value-type="float">
            <text:p>13,989621877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5152814162102" calcext:value-type="float">
            <text:p>97,52</text:p>
          </table:table-cell>
          <table:table-cell table:style-name="ce3" table:formula="of:=([.F8]/12597)*100" office:value-type="float" office:value="2.48471858378979" calcext:value-type="float">
            <text:p>2,48</text:p>
          </table:table-cell>
          <table:table-cell office:value-type="float" office:value="7229" calcext:value-type="float">
            <text:p>7229</text:p>
          </table:table-cell>
          <table:table-cell table:style-name="ce4" table:formula="of:=[.E24]+[.H24]" office:value-type="float" office:value="12284" calcext:value-type="float">
            <text:p>12284</text:p>
          </table:table-cell>
          <table:table-cell table:formula="of:=12597-[.E8]" office:value-type="float" office:value="313" calcext:value-type="float">
            <text:p>313</text:p>
          </table:table-cell>
          <table:table-cell office:value-type="float" office:value="94.415168047" calcext:value-type="float">
            <text:p>94,415168047</text:p>
          </table:table-cell>
          <table:table-cell office:value-type="float" office:value="13.8253109455" calcext:value-type="float">
            <text:p>13,825310945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406366595221" calcext:value-type="float">
            <text:p>97,34</text:p>
          </table:table-cell>
          <table:table-cell table:style-name="ce3" table:formula="of:=([.F9]/12597)*100" office:value-type="float" office:value="2.65936334047789" calcext:value-type="float">
            <text:p>2,66</text:p>
          </table:table-cell>
          <table:table-cell office:value-type="float" office:value="7208" calcext:value-type="float">
            <text:p>7208</text:p>
          </table:table-cell>
          <table:table-cell table:style-name="ce4" table:formula="of:=[.E25]+[.H25]" office:value-type="float" office:value="12262" calcext:value-type="float">
            <text:p>12262</text:p>
          </table:table-cell>
          <table:table-cell table:formula="of:=12597-[.E9]" office:value-type="float" office:value="335" calcext:value-type="float">
            <text:p>335</text:p>
          </table:table-cell>
          <table:table-cell office:value-type="float" office:value="206.994597912" calcext:value-type="float">
            <text:p>206,994597912</text:p>
          </table:table-cell>
          <table:table-cell office:value-type="float" office:value="13.7791109085" calcext:value-type="float">
            <text:p>13,779110908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2612526792093" calcext:value-type="float">
            <text:p>97,26</text:p>
          </table:table-cell>
          <table:table-cell table:style-name="ce3" table:formula="of:=([.F10]/12597)*100" office:value-type="float" office:value="2.73874732079066" calcext:value-type="float">
            <text:p>2,74</text:p>
          </table:table-cell>
          <table:table-cell office:value-type="float" office:value="7231" calcext:value-type="float">
            <text:p>7231</text:p>
          </table:table-cell>
          <table:table-cell table:style-name="ce4" table:formula="of:=[.E26]+[.H26]" office:value-type="float" office:value="12252" calcext:value-type="float">
            <text:p>12252</text:p>
          </table:table-cell>
          <table:table-cell table:formula="of:=12597-[.E10]" office:value-type="float" office:value="345" calcext:value-type="float">
            <text:p>345</text:p>
          </table:table-cell>
          <table:table-cell office:value-type="float" office:value="181.956583023" calcext:value-type="float">
            <text:p>181,956583023</text:p>
          </table:table-cell>
          <table:table-cell office:value-type="float" office:value="13.8361489773" calcext:value-type="float">
            <text:p>13,83614897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565134555847" calcext:value-type="float">
            <text:p>97,36</text:p>
          </table:table-cell>
          <table:table-cell table:style-name="ce3" table:formula="of:=([.F11]/12597)*100" office:value-type="float" office:value="2.64348654441534" calcext:value-type="float">
            <text:p>2,64</text:p>
          </table:table-cell>
          <table:table-cell office:value-type="float" office:value="7251" calcext:value-type="float">
            <text:p>7251</text:p>
          </table:table-cell>
          <table:table-cell table:style-name="ce4" table:formula="of:=[.E27]+[.H27]" office:value-type="float" office:value="12264" calcext:value-type="float">
            <text:p>12264</text:p>
          </table:table-cell>
          <table:table-cell table:formula="of:=12597-[.E11]" office:value-type="float" office:value="333" calcext:value-type="float">
            <text:p>333</text:p>
          </table:table-cell>
          <table:table-cell office:value-type="float" office:value="252.470325947" calcext:value-type="float">
            <text:p>252,470325947</text:p>
          </table:table-cell>
          <table:table-cell office:value-type="float" office:value="13.8578031063" calcext:value-type="float">
            <text:p>13,85780310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311582122728" calcext:value-type="float">
            <text:p>97,5311582123</text:p>
          </table:table-cell>
          <table:table-cell table:formula="of:=AVERAGE([.C2:.C11])" office:value-type="float" office:value="2.46884178772724" calcext:value-type="float">
            <text:p>2,4688417877</text:p>
          </table:table-cell>
          <table:table-cell table:formula="of:=SUM([.D2:.D11])/10" office:value-type="float" office:value="8310.9" calcext:value-type="float">
            <text:p>8310,9</text:p>
          </table:table-cell>
          <table:table-cell table:formula="of:=AVERAGE([.E2:.E11])" office:value-type="float" office:value="12286" calcext:value-type="float">
            <text:p>12286</text:p>
          </table:table-cell>
          <table:table-cell table:formula="of:=AVERAGE([.F2:.F11])" office:value-type="float" office:value="311" calcext:value-type="float">
            <text:p>311</text:p>
          </table:table-cell>
          <table:table-cell table:formula="of:=SUM([.G2:.G11])/10" office:value-type="float" office:value="168.40577850335" calcext:value-type="float">
            <text:p>168,4057785034</text:p>
          </table:table-cell>
          <table:table-cell table:formula="of:=SUM([.H2:.H11])/10" office:value-type="float" office:value="15.58293132783" calcext:value-type="float">
            <text:p>15,58293132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9752321981424" calcext:value-type="float">
            <text:p>0,6597523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9.3" calcext:value-type="float">
            <text:p>5849,3</text:p>
          </table:table-cell>
          <table:table-cell table:formula="of:=AVERAGE([.G18:.G27])" office:value-type="float" office:value="13.4" calcext:value-type="float">
            <text:p>13,4</text:p>
          </table:table-cell>
          <table:table-cell/>
          <table:table-cell office:value-type="float" office:value="5808" calcext:value-type="float">
            <text:p>5808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table:formula="of:=12597-SUM([.E18:.G18])" office:value-type="float" office:value="6453" calcext:value-type="float">
            <text:p>64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7.6" calcext:value-type="float">
            <text:p>297,6</text:p>
          </table:table-cell>
          <table:table-cell table:formula="of:=AVERAGE([.H18:.H27])" office:value-type="float" office:value="6436.7" calcext:value-type="float">
            <text:p>6436,7</text:p>
          </table:table-cell>
          <table:table-cell/>
          <table:table-cell office:value-type="float" office:value="5911" calcext:value-type="float">
            <text:p>59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12597-SUM([.E19:.G19])" office:value-type="float" office:value="6643" calcext:value-type="float">
            <text:p>664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4" calcext:value-type="float">
            <text:p>5934</text:p>
          </table:table-cell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293" calcext:value-type="float">
            <text:p>62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9.3" calcext:value-type="float">
            <text:p>5849,3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96" calcext:value-type="float">
            <text:p>639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7.6" calcext:value-type="float">
            <text:p>297,6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332" calcext:value-type="float">
            <text:p>332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440" calcext:value-type="float">
            <text:p>64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3.4" calcext:value-type="float">
            <text:p>13,4</text:p>
          </table:table-cell>
          <table:table-cell table:number-columns-repeated="2"/>
          <table:table-cell office:value-type="float" office:value="5744" calcext:value-type="float">
            <text:p>5744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509" calcext:value-type="float">
            <text:p>650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6.7" calcext:value-type="float">
            <text:p>6436,7</text:p>
          </table:table-cell>
          <table:table-cell table:number-columns-repeated="2"/>
          <table:table-cell office:value-type="float" office:value="5857" calcext:value-type="float">
            <text:p>5857</text:p>
          </table:table-cell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427" calcext:value-type="float">
            <text:p>64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76" calcext:value-type="float">
            <text:p>5876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386" calcext:value-type="float">
            <text:p>63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423" calcext:value-type="float">
            <text:p>642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7" calcext:value-type="float">
            <text:p>5867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12597-SUM([.E27:.G27])" office:value-type="float" office:value="6397" calcext:value-type="float">
            <text:p>63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311582122728" calcext:value-type="float">
            <text:p>0,9753115821</text:p>
          </table:table-cell>
          <table:table-cell table:number-columns-repeated="2"/>
          <table:table-cell table:formula="of:=SUM([.E18:.E27])/10" office:value-type="float" office:value="5849.3" calcext:value-type="float">
            <text:p>5849,3</text:p>
          </table:table-cell>
          <table:table-cell table:formula="of:=SUM([.F18:.F27])/10" office:value-type="float" office:value="297.6" calcext:value-type="float">
            <text:p>297,6</text:p>
          </table:table-cell>
          <table:table-cell table:formula="of:=SUM([.G18:.G27])/10" office:value-type="float" office:value="13.4" calcext:value-type="float">
            <text:p>13,4</text:p>
          </table:table-cell>
          <table:table-cell table:formula="of:=SUM([.H18:.H27])/10" office:value-type="float" office:value="6436.7" calcext:value-type="float">
            <text:p>6436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6884178772724" calcext:value-type="float">
            <text:p>0,02468841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714363689085" calcext:value-type="float">
            <text:p>0,9977143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808324547466" calcext:value-type="float">
            <text:p>0,95580832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45:06.0948446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1S</meta:editing-duration>
    <meta:editing-cycles>6</meta:editing-cycles>
    <meta:generator>LibreOffice/5.1.6.2$Linux_X86_64 LibreOffice_project/10m0$Build-2</meta:generator>
    <dc:date>2018-01-19T15:46:28.472829002</dc:date>
    <meta:document-statistic meta:table-count="1" meta:cell-count="177" meta:object-count="0"/>
  </office:meta>
</office:document-meta>
</file>